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866in"/>
    </style:style>
    <style:style style:name="co2" style:family="table-column">
      <style:table-column-properties fo:break-before="auto" style:column-width="0.5929in"/>
    </style:style>
    <style:style style:name="co3" style:family="table-column">
      <style:table-column-properties fo:break-before="auto" style:column-width="1.5256in"/>
    </style:style>
    <style:style style:name="co4" style:family="table-column">
      <style:table-column-properties fo:break-before="auto" style:column-width="1.9437in"/>
    </style:style>
    <style:style style:name="co5" style:family="table-column">
      <style:table-column-properties fo:break-before="auto" style:column-width="2.9839in"/>
    </style:style>
    <style:style style:name="co6" style:family="table-column">
      <style:table-column-properties fo:break-before="auto" style:column-width="1.1181in"/>
    </style:style>
    <style:style style:name="co7" style:family="table-column">
      <style:table-column-properties fo:break-before="auto" style:column-width="1.0535in"/>
    </style:style>
    <style:style style:name="co8" style:family="table-column">
      <style:table-column-properties fo:break-before="auto" style:column-width="1.6543in"/>
    </style:style>
    <style:style style:name="co9" style:family="table-column">
      <style:table-column-properties fo:break-before="auto" style:column-width="2.7909in"/>
    </style:style>
    <style:style style:name="co10" style:family="table-column">
      <style:table-column-properties fo:break-before="auto" style:column-width="1.7291in"/>
    </style:style>
    <style:style style:name="co11" style:family="table-column">
      <style:table-column-properties fo:break-before="auto" style:column-width="4.1417in"/>
    </style:style>
    <style:style style:name="co12" style:family="table-column">
      <style:table-column-properties fo:break-before="auto" style:column-width="2.2972in"/>
    </style:style>
    <style:style style:name="co13" style:family="table-column">
      <style:table-column-properties fo:break-before="auto" style:column-width="3.0264in"/>
    </style:style>
    <style:style style:name="co14" style:family="table-column">
      <style:table-column-properties fo:break-before="auto" style:column-width="3.5626in"/>
    </style:style>
    <style:style style:name="co15" style:family="table-column">
      <style:table-column-properties fo:break-before="auto" style:column-width="5.3425in"/>
    </style:style>
    <style:style style:name="co16" style:family="table-column">
      <style:table-column-properties fo:break-before="auto" style:column-width="4.1311in"/>
    </style:style>
    <style:style style:name="co17" style:family="table-column">
      <style:table-column-properties fo:break-before="auto" style:column-width="2.9945in"/>
    </style:style>
    <style:style style:name="co18" style:family="table-column">
      <style:table-column-properties fo:break-before="auto" style:column-width="4.9673in"/>
    </style:style>
    <style:style style:name="co19" style:family="table-column">
      <style:table-column-properties fo:break-before="auto" style:column-width="3.9382in"/>
    </style:style>
    <style:style style:name="co20" style:family="table-column">
      <style:table-column-properties fo:break-before="auto" style:column-width="4.0134in"/>
    </style:style>
    <style:style style:name="co21" style:family="table-column">
      <style:table-column-properties fo:break-before="auto" style:column-width="3.8953in"/>
    </style:style>
    <style:style style:name="co22" style:family="table-column">
      <style:table-column-properties fo:break-before="auto" style:column-width="3.8736in"/>
    </style:style>
    <style:style style:name="co23" style:family="table-column">
      <style:table-column-properties fo:break-before="auto" style:column-width="5.8898in"/>
    </style:style>
    <style:style style:name="co24" style:family="table-column">
      <style:table-column-properties fo:break-before="auto" style:column-width="4.5811in"/>
    </style:style>
    <style:style style:name="co25" style:family="table-column">
      <style:table-column-properties fo:break-before="auto" style:column-width="4.1846in"/>
    </style:style>
    <style:style style:name="co26" style:family="table-column">
      <style:table-column-properties fo:break-before="auto" style:column-width="3.8417in"/>
    </style:style>
    <style:style style:name="co27" style:family="table-column">
      <style:table-column-properties fo:break-before="auto" style:column-width="3.3374in"/>
    </style:style>
    <style:style style:name="co28" style:family="table-column">
      <style:table-column-properties fo:break-before="auto" style:column-width="3.5736in"/>
    </style:style>
    <style:style style:name="co29" style:family="table-column">
      <style:table-column-properties fo:break-before="auto" style:column-width="4.6244in"/>
    </style:style>
    <style:style style:name="co30" style:family="table-column">
      <style:table-column-properties fo:break-before="auto" style:column-width="2.9626in"/>
    </style:style>
    <style:style style:name="co31" style:family="table-column">
      <style:table-column-properties fo:break-before="auto" style:column-width="2.3299in"/>
    </style:style>
    <style:style style:name="co3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4" table:default-cell-style-name="Default"/>
        <table:table-column table:style-name="co31" table:default-cell-style-name="Default"/>
        <table:table-column table:style-name="co32" table:number-columns-repeated="991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User ID</text:p>
          </table:table-cell>
          <table:table-cell office:value-type="string" calcext:value-type="string">
            <text:p>I felt close to the robot</text:p>
          </table:table-cell>
          <table:table-cell office:value-type="string" calcext:value-type="string">
            <text:p>I was satisfied with the robot.</text:p>
          </table:table-cell>
          <table:table-cell office:value-type="string" calcext:value-type="string">
            <text:p>I would like to continue working with the robot.</text:p>
          </table:table-cell>
          <table:table-cell office:value-type="string" calcext:value-type="string">
            <text:p>I trust the robot.</text:p>
          </table:table-cell>
          <table:table-cell office:value-type="string" calcext:value-type="string">
            <text:p>I like the robot.</text:p>
          </table:table-cell>
          <table:table-cell office:value-type="string" calcext:value-type="string">
            <text:p>The robot was repetitive.</text:p>
          </table:table-cell>
          <table:table-cell office:value-type="string" calcext:value-type="string">
            <text:p>It was easy to express myself to the robot.</text:p>
          </table:table-cell>
          <table:table-cell office:value-type="string" calcext:value-type="string">
            <text:p>The robot was interesting.</text:p>
          </table:table-cell>
          <table:table-cell office:value-type="string" calcext:value-type="string">
            <text:p>The robot does not understand what we are trying to accomplish.</text:p>
          </table:table-cell>
          <table:table-cell office:value-type="string" calcext:value-type="string">
            <text:p>The robot made efficient decisions.</text:p>
          </table:table-cell>
          <table:table-cell office:value-type="string" calcext:value-type="string">
            <text:p>I find what I am doing with the robot confusing.</text:p>
          </table:table-cell>
          <table:table-cell office:value-type="string" calcext:value-type="string">
            <text:p>The robot perceives accurately what my objectives are.</text:p>
          </table:table-cell>
          <table:table-cell office:value-type="string" calcext:value-type="string">
            <text:p>I understand the robot, and I think it understands me, at least in the best way it can.</text:p>
          </table:table-cell>
          <table:table-cell office:value-type="string" calcext:value-type="string">
            <text:p>The robot and I are working towards mutually agreed-upon goals.</text:p>
          </table:table-cell>
          <table:table-cell office:value-type="string" calcext:value-type="string">
            <text:p>I am confident in the robot's ability to help me.</text:p>
          </table:table-cell>
          <table:table-cell office:value-type="string" calcext:value-type="string">
            <text:p>I feel that the robot, in its own unique ways, is genuinely concerned about me.</text:p>
          </table:table-cell>
          <table:table-cell office:value-type="string" calcext:value-type="string">
            <text:p>The robot and I collaborate on setting goals for us to work on.</text:p>
          </table:table-cell>
          <table:table-cell office:value-type="string" calcext:value-type="string">
            <text:p>The robot does not understand what I am trying to accomplish.</text:p>
          </table:table-cell>
          <table:table-cell office:value-type="string" calcext:value-type="string">
            <text:p>I find what the robot and I are doing is unrelated to my goals.</text:p>
          </table:table-cell>
          <table:table-cell office:value-type="string" calcext:value-type="string">
            <text:p>The robot and I agree on what is important for us to work on.</text:p>
          </table:table-cell>
          <table:table-cell office:value-type="string" calcext:value-type="string">
            <text:p>The robot understands some of my feelings and takes them into account in our collaboration.</text:p>
          </table:table-cell>
          <table:table-cell office:value-type="string" calcext:value-type="string">
            <text:p>The robot is sometimes confused about what I feel about our activities. </text:p>
          </table:table-cell>
          <table:table-cell office:value-type="string" calcext:value-type="string">
            <text:p>The robot does not understand how I feel during our collaboration.</text:p>
          </table:table-cell>
          <table:table-cell office:value-type="string" calcext:value-type="string">
            <text:p>I trust the robot to perform appropriately in our collaboration.</text:p>
          </table:table-cell>
          <table:table-cell office:value-type="string" calcext:value-type="string">
            <text:p>I trust the robot to assess my feelings appropriately in our collaboration.</text:p>
          </table:table-cell>
          <table:table-cell office:value-type="string" calcext:value-type="string">
            <text:p>I am satisfied with the outcome of our collaboration.</text:p>
          </table:table-cell>
          <table:table-cell office:value-type="string" calcext:value-type="string">
            <text:p>I believe that the robot and I achieved the goals we set.</text:p>
          </table:table-cell>
          <table:table-cell office:value-type="string" calcext:value-type="string">
            <text:p>The robot's decisions improved my performance during the collaboration.</text:p>
          </table:table-cell>
          <table:table-cell office:value-type="string" calcext:value-type="string">
            <text:p>The robot was committed to the collaboration.</text:p>
          </table:table-cell>
          <table:table-cell office:value-type="string" calcext:value-type="string">
            <text:p>The robot was satisfied with my collaborative behavior. </text:p>
          </table:table-cell>
          <table:table-cell office:value-type="string" calcext:value-type="string">
            <text:p>The robot understood my emotions.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3 1:20:49 PM MDT</text:p>
          </table:table-cell>
          <table:table-cell office:value-type="float" office:value="62301" calcext:value-type="float">
            <text:p>6230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4 2:18:28 PM MDT</text:p>
          </table:table-cell>
          <table:table-cell office:value-type="float" office:value="62402" calcext:value-type="float">
            <text:p>6240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7 8:44:11 AM MDT</text:p>
          </table:table-cell>
          <table:table-cell office:value-type="float" office:value="62701" calcext:value-type="float">
            <text:p>627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7 9:53:59 AM MDT</text:p>
          </table:table-cell>
          <table:table-cell office:value-type="float" office:value="62702" calcext:value-type="float">
            <text:p>627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7 11:47:09 AM MDT</text:p>
          </table:table-cell>
          <table:table-cell office:value-type="float" office:value="62703" calcext:value-type="float">
            <text:p>627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7 1:02:50 PM MDT</text:p>
          </table:table-cell>
          <table:table-cell office:value-type="float" office:value="62704" calcext:value-type="float">
            <text:p>6270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7:14:27 AM MDT</text:p>
          </table:table-cell>
          <table:table-cell office:value-type="float" office:value="62801" calcext:value-type="float">
            <text:p>628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8:53:21 AM MDT</text:p>
          </table:table-cell>
          <table:table-cell office:value-type="float" office:value="62802" calcext:value-type="float">
            <text:p>6280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11:58:03 AM MDT</text:p>
          </table:table-cell>
          <table:table-cell office:value-type="float" office:value="62803" calcext:value-type="float">
            <text:p>628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1:21:42 PM MDT</text:p>
          </table:table-cell>
          <table:table-cell office:value-type="float" office:value="62804" calcext:value-type="float">
            <text:p>628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3:03:18 PM MDT</text:p>
          </table:table-cell>
          <table:table-cell office:value-type="float" office:value="62805" calcext:value-type="float">
            <text:p>6280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2016/06/29 8:54:14 AM MDT</text:p>
          </table:table-cell>
          <table:table-cell table:style-name="ce1" office:value-type="float" office:value="62902" calcext:value-type="float">
            <text:p>629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991"/>
        </table:table-row>
        <table:table-row table:style-name="ro1">
          <table:table-cell office:value-type="string" calcext:value-type="string">
            <text:p>2016/06/29 10:16:00 AM MDT</text:p>
          </table:table-cell>
          <table:table-cell office:value-type="float" office:value="62903" calcext:value-type="float">
            <text:p>6290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9 12:02:09 PM MDT</text:p>
          </table:table-cell>
          <table:table-cell office:value-type="float" office:value="62904" calcext:value-type="float">
            <text:p>629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9 1:03:27 PM MDT</text:p>
          </table:table-cell>
          <table:table-cell office:value-type="float" office:value="62905" calcext:value-type="float">
            <text:p>6290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30 7:11:10 AM MDT</text:p>
          </table:table-cell>
          <table:table-cell office:value-type="float" office:value="63001" calcext:value-type="float">
            <text:p>6300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30 8:39:52 AM MDT</text:p>
          </table:table-cell>
          <table:table-cell office:value-type="float" office:value="63002" calcext:value-type="float">
            <text:p>6300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2016/06/30 11:41:04 AM MDT</text:p>
          </table:table-cell>
          <table:table-cell table:style-name="ce1" office:value-type="float" office:value="63004" calcext:value-type="float">
            <text:p>6300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table:number-columns-repeated="991"/>
        </table:table-row>
        <table:table-row table:style-name="ro1">
          <table:table-cell office:value-type="string" calcext:value-type="string">
            <text:p>2016/06/30 1:30:39 PM MDT</text:p>
          </table:table-cell>
          <table:table-cell office:value-type="float" office:value="63005" calcext:value-type="float">
            <text:p>630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1 7:29:14 AM MDT</text:p>
          </table:table-cell>
          <table:table-cell office:value-type="float" office:value="70101" calcext:value-type="float">
            <text:p>7010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2016/07/01 9:20:51 AM MDT</text:p>
          </table:table-cell>
          <table:table-cell table:style-name="ce1" office:value-type="float" office:value="70102" calcext:value-type="float">
            <text:p>70102</text:p>
          </table:table-cell>
          <table:table-cell table:number-columns-repeated="7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991"/>
        </table:table-row>
        <table:table-row table:style-name="ro1">
          <table:table-cell office:value-type="string" calcext:value-type="string">
            <text:p>2016/07/01 1:56:51 PM MDT</text:p>
          </table:table-cell>
          <table:table-cell office:value-type="float" office:value="70103" calcext:value-type="float">
            <text:p>701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1 2:48:47 PM MDT</text:p>
          </table:table-cell>
          <table:table-cell office:value-type="float" office:value="70104" calcext:value-type="float">
            <text:p>701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2 7:20:37 AM MDT</text:p>
          </table:table-cell>
          <table:table-cell office:value-type="float" office:value="70201" calcext:value-type="float">
            <text:p>7020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2 8:53:57 AM MDT</text:p>
          </table:table-cell>
          <table:table-cell office:value-type="float" office:value="70202" calcext:value-type="float">
            <text:p>702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2 9:51:30 AM MDT</text:p>
          </table:table-cell>
          <table:table-cell office:value-type="float" office:value="70203" calcext:value-type="float">
            <text:p>702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2 1:30:43 PM MDT</text:p>
          </table:table-cell>
          <table:table-cell office:value-type="float" office:value="70204" calcext:value-type="float">
            <text:p>702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5 11:54:17 AM MDT</text:p>
          </table:table-cell>
          <table:table-cell office:value-type="float" office:value="70501" calcext:value-type="float">
            <text:p>7050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5 1:27:11 PM MDT</text:p>
          </table:table-cell>
          <table:table-cell office:value-type="float" office:value="70502" calcext:value-type="float">
            <text:p>705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5 2:55:46 PM MDT</text:p>
          </table:table-cell>
          <table:table-cell office:value-type="float" office:value="70503" calcext:value-type="float">
            <text:p>705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5 4:18:10 PM MDT</text:p>
          </table:table-cell>
          <table:table-cell office:value-type="float" office:value="70504" calcext:value-type="float">
            <text:p>7050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6 8:14:30 AM MDT</text:p>
          </table:table-cell>
          <table:table-cell office:value-type="float" office:value="70601" calcext:value-type="float">
            <text:p>7060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6 9:34:00 AM MDT</text:p>
          </table:table-cell>
          <table:table-cell office:value-type="float" office:value="70602" calcext:value-type="float">
            <text:p>7060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User ID</text:p>
          </table:table-cell>
          <table:table-cell office:value-type="string" calcext:value-type="string">
            <text:p>I felt close to the robot</text:p>
          </table:table-cell>
          <table:table-cell office:value-type="string" calcext:value-type="string">
            <text:p>I was satisfied with the robot.</text:p>
          </table:table-cell>
          <table:table-cell office:value-type="string" calcext:value-type="string">
            <text:p>I would like to continue working with the robot.</text:p>
          </table:table-cell>
          <table:table-cell office:value-type="string" calcext:value-type="string">
            <text:p>I trust the robot.</text:p>
          </table:table-cell>
          <table:table-cell office:value-type="string" calcext:value-type="string">
            <text:p>I like the robot.</text:p>
          </table:table-cell>
          <table:table-cell office:value-type="string" calcext:value-type="string">
            <text:p>The robot was repetitive.</text:p>
          </table:table-cell>
          <table:table-cell office:value-type="string" calcext:value-type="string">
            <text:p>It was easy to express myself to the robot.</text:p>
          </table:table-cell>
          <table:table-cell office:value-type="string" calcext:value-type="string">
            <text:p>The robot was interesting.</text:p>
          </table:table-cell>
          <table:table-cell office:value-type="string" calcext:value-type="string">
            <text:p>The robot does not understand what we are trying to accomplish.</text:p>
          </table:table-cell>
          <table:table-cell office:value-type="string" calcext:value-type="string">
            <text:p>The robot made efficient decisions.</text:p>
          </table:table-cell>
          <table:table-cell office:value-type="string" calcext:value-type="string">
            <text:p>I find what I am doing with the robot confusing.</text:p>
          </table:table-cell>
          <table:table-cell office:value-type="string" calcext:value-type="string">
            <text:p>The robot perceives accurately what my objectives are.</text:p>
          </table:table-cell>
          <table:table-cell office:value-type="string" calcext:value-type="string">
            <text:p>I understand the robot, and I think it understands me, at least in the best way it can.</text:p>
          </table:table-cell>
          <table:table-cell office:value-type="string" calcext:value-type="string">
            <text:p>The robot and I are working towards mutually agreed-upon goals.</text:p>
          </table:table-cell>
          <table:table-cell office:value-type="string" calcext:value-type="string">
            <text:p>I am confident in the robot's ability to help me.</text:p>
          </table:table-cell>
          <table:table-cell office:value-type="string" calcext:value-type="string">
            <text:p>I feel that the robot, in its own unique ways, is genuinely concerned about me.</text:p>
          </table:table-cell>
          <table:table-cell office:value-type="string" calcext:value-type="string">
            <text:p>The robot and I collaborate on setting goals for us to work on.</text:p>
          </table:table-cell>
          <table:table-cell office:value-type="string" calcext:value-type="string">
            <text:p>The robot does not understand what I am trying to accomplish.</text:p>
          </table:table-cell>
          <table:table-cell office:value-type="string" calcext:value-type="string">
            <text:p>I find what the robot and I are doing is unrelated to my goals.</text:p>
          </table:table-cell>
          <table:table-cell office:value-type="string" calcext:value-type="string">
            <text:p>The robot and I agree on what is important for us to work on.</text:p>
          </table:table-cell>
          <table:table-cell office:value-type="string" calcext:value-type="string">
            <text:p>The robot understands some of my feelings and takes them into account in our collaboration.</text:p>
          </table:table-cell>
          <table:table-cell office:value-type="string" calcext:value-type="string">
            <text:p>The robot is sometimes confused about what I feel about our activities. </text:p>
          </table:table-cell>
          <table:table-cell office:value-type="string" calcext:value-type="string">
            <text:p>The robot does not understand how I feel during our collaboration.</text:p>
          </table:table-cell>
          <table:table-cell office:value-type="string" calcext:value-type="string">
            <text:p>I trust the robot to perform appropriately in our collaboration.</text:p>
          </table:table-cell>
          <table:table-cell office:value-type="string" calcext:value-type="string">
            <text:p>I trust the robot to assess my feelings appropriately in our collaboration.</text:p>
          </table:table-cell>
          <table:table-cell office:value-type="string" calcext:value-type="string">
            <text:p>I am satisfied with the outcome of our collaboration.</text:p>
          </table:table-cell>
          <table:table-cell office:value-type="string" calcext:value-type="string">
            <text:p>I believe that the robot and I achieved the goals we set.</text:p>
          </table:table-cell>
          <table:table-cell office:value-type="string" calcext:value-type="string">
            <text:p>The robot's decisions improved my performance during the collaboration.</text:p>
          </table:table-cell>
          <table:table-cell office:value-type="string" calcext:value-type="string">
            <text:p>The robot was committed to the collaboration.</text:p>
          </table:table-cell>
          <table:table-cell office:value-type="string" calcext:value-type="string">
            <text:p>The robot was satisfied with my collaborative behavior. </text:p>
          </table:table-cell>
          <table:table-cell office:value-type="string" calcext:value-type="string">
            <text:p>The robot understood my emotions.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3 1:49:58 PM MDT</text:p>
          </table:table-cell>
          <table:table-cell office:value-type="float" office:value="62301" calcext:value-type="float">
            <text:p>62301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4 2:37:19 PM MDT</text:p>
          </table:table-cell>
          <table:table-cell office:value-type="float" office:value="62402" calcext:value-type="float">
            <text:p>62402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7 9:03:47 AM MDT</text:p>
          </table:table-cell>
          <table:table-cell office:value-type="float" office:value="62701" calcext:value-type="float">
            <text:p>6270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7 10:10:04 AM MDT</text:p>
          </table:table-cell>
          <table:table-cell office:value-type="float" office:value="62702" calcext:value-type="float">
            <text:p>6270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7 12:06:06 PM MDT</text:p>
          </table:table-cell>
          <table:table-cell office:value-type="float" office:value="62703" calcext:value-type="float">
            <text:p>62703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7 1:02:50 PM MDT</text:p>
          </table:table-cell>
          <table:table-cell office:value-type="float" office:value="62704" calcext:value-type="float">
            <text:p>6270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6:58:01 AM MDT</text:p>
          </table:table-cell>
          <table:table-cell office:value-type="float" office:value="62801" calcext:value-type="float">
            <text:p>6280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8:37:18 AM MDT</text:p>
          </table:table-cell>
          <table:table-cell office:value-type="float" office:value="62802" calcext:value-type="float">
            <text:p>6280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11:39:08 AM MDT</text:p>
          </table:table-cell>
          <table:table-cell office:value-type="float" office:value="62803" calcext:value-type="float">
            <text:p>6280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1:05:14 PM MDT</text:p>
          </table:table-cell>
          <table:table-cell office:value-type="float" office:value="62804" calcext:value-type="float">
            <text:p>6280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2:44:25 PM MDT</text:p>
          </table:table-cell>
          <table:table-cell office:value-type="float" office:value="62805" calcext:value-type="float">
            <text:p>628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2016/06/29 8:38:14 AM MDT</text:p>
          </table:table-cell>
          <table:table-cell table:style-name="ce1" office:value-type="float" office:value="62902" calcext:value-type="float">
            <text:p>629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991"/>
        </table:table-row>
        <table:table-row table:style-name="ro1">
          <table:table-cell office:value-type="string" calcext:value-type="string">
            <text:p>2016/06/29 10:31:32 AM MDT</text:p>
          </table:table-cell>
          <table:table-cell office:value-type="float" office:value="62903" calcext:value-type="float">
            <text:p>62903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9 11:45:00 AM MDT</text:p>
          </table:table-cell>
          <table:table-cell office:value-type="float" office:value="62904" calcext:value-type="float">
            <text:p>629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9 1:19:27 PM MDT</text:p>
          </table:table-cell>
          <table:table-cell office:value-type="float" office:value="62905" calcext:value-type="float">
            <text:p>6290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30 7:27:45 AM MDT</text:p>
          </table:table-cell>
          <table:table-cell office:value-type="float" office:value="63001" calcext:value-type="float">
            <text:p>630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30 8:56:57 AM MDT</text:p>
          </table:table-cell>
          <table:table-cell office:value-type="float" office:value="63002" calcext:value-type="float">
            <text:p>63002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2016/06/30 11:58:47 AM MDT</text:p>
          </table:table-cell>
          <table:table-cell table:style-name="ce1" office:value-type="float" office:value="63004" calcext:value-type="float">
            <text:p>63004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991"/>
        </table:table-row>
        <table:table-row table:style-name="ro1">
          <table:table-cell office:value-type="string" calcext:value-type="string">
            <text:p>2016/06/30 1:13:42 PM MDT</text:p>
          </table:table-cell>
          <table:table-cell office:value-type="float" office:value="63005" calcext:value-type="float">
            <text:p>63005</text:p>
          </table:table-cell>
          <table:table-cell table:number-columns-repeated="7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1 7:11:50 AM MDT</text:p>
          </table:table-cell>
          <table:table-cell office:value-type="float" office:value="70101" calcext:value-type="float">
            <text:p>7010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2016/07/01 9:02:59 AM MDT</text:p>
          </table:table-cell>
          <table:table-cell table:style-name="ce1" office:value-type="float" office:value="70102" calcext:value-type="float">
            <text:p>7010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991"/>
        </table:table-row>
        <table:table-row table:style-name="ro1">
          <table:table-cell office:value-type="string" calcext:value-type="string">
            <text:p>2016/07/01 1:40:39 PM MDT</text:p>
          </table:table-cell>
          <table:table-cell office:value-type="float" office:value="70103" calcext:value-type="float">
            <text:p>7010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1 2:32:30 PM MDT</text:p>
          </table:table-cell>
          <table:table-cell office:value-type="float" office:value="70104" calcext:value-type="float">
            <text:p>7010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2 7:39:11 AM MDT</text:p>
          </table:table-cell>
          <table:table-cell office:value-type="float" office:value="70201" calcext:value-type="float">
            <text:p>702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2 8:37:31 AM MDT</text:p>
          </table:table-cell>
          <table:table-cell office:value-type="float" office:value="70202" calcext:value-type="float">
            <text:p>7020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2 10:08:49 AM MDT</text:p>
          </table:table-cell>
          <table:table-cell office:value-type="float" office:value="70203" calcext:value-type="float">
            <text:p>7020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2 1:13:30 PM MDT</text:p>
          </table:table-cell>
          <table:table-cell office:value-type="float" office:value="70204" calcext:value-type="float">
            <text:p>7020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5 12:15:00 PM MDT</text:p>
          </table:table-cell>
          <table:table-cell office:value-type="float" office:value="70501" calcext:value-type="float">
            <text:p>70501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5 1:09:19 PM MDT</text:p>
          </table:table-cell>
          <table:table-cell office:value-type="float" office:value="70502" calcext:value-type="float">
            <text:p>7050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5 3:14:22 PM MDT</text:p>
          </table:table-cell>
          <table:table-cell office:value-type="float" office:value="70503" calcext:value-type="float">
            <text:p>7050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5 4:00:11 PM MDT</text:p>
          </table:table-cell>
          <table:table-cell office:value-type="float" office:value="70504" calcext:value-type="float">
            <text:p>7050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6 8:31:24 AM MDT</text:p>
          </table:table-cell>
          <table:table-cell office:value-type="float" office:value="70601" calcext:value-type="float">
            <text:p>7060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6 9:49:38 AM MDT</text:p>
          </table:table-cell>
          <table:table-cell office:value-type="float" office:value="70602" calcext:value-type="float">
            <text:p>7060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TTEST([.C2:.C34];[.C36:.C68];2;1)" office:value-type="float" office:value="0.00000000098789753738377" calcext:value-type="float">
            <text:p>0.000000001</text:p>
          </table:table-cell>
          <table:table-cell table:formula="of:=TTEST([.D2:.D34];[.D36:.D68];2;1)" office:value-type="float" office:value="0.000000856014346430974" calcext:value-type="float">
            <text:p>0.000000856</text:p>
          </table:table-cell>
          <table:table-cell table:formula="of:=TTEST([.E2:.E34];[.E36:.E68];2;1)" office:value-type="float" office:value="0.00000110184017125952" calcext:value-type="float">
            <text:p>1.10184017125952E-006</text:p>
          </table:table-cell>
          <table:table-cell table:formula="of:=TTEST([.F2:.F34];[.F36:.F68];2;1)" office:value-type="float" office:value="0.00000156032509508586" calcext:value-type="float">
            <text:p>1.56032509508586E-006</text:p>
          </table:table-cell>
          <table:table-cell table:formula="of:=TTEST([.G2:.G34];[.G36:.G68];2;1)" office:value-type="float" office:value="0.00000561241933503618" calcext:value-type="float">
            <text:p>5.61241933503618E-006</text:p>
          </table:table-cell>
          <table:table-cell table:formula="of:=TTEST([.H2:.H34];[.H36:.H68];2;1)" office:value-type="float" office:value="0.00105952267266655" calcext:value-type="float">
            <text:p>0.0010595227</text:p>
          </table:table-cell>
          <table:table-cell table:formula="of:=TTEST([.I2:.I34];[.I36:.I68];2;1)" office:value-type="float" office:value="0.0000182361274009302" calcext:value-type="float">
            <text:p>1.82361274009302E-005</text:p>
          </table:table-cell>
          <table:table-cell table:formula="of:=TTEST([.J2:.J34];[.J36:.J68];2;1)" office:value-type="float" office:value="0.000224445350227116" calcext:value-type="float">
            <text:p>0.0002244454</text:p>
          </table:table-cell>
          <table:table-cell table:formula="of:=TTEST([.K2:.K34];[.K36:.K68];2;1)" office:value-type="float" office:value="0.000607221841806724" calcext:value-type="float">
            <text:p>0.0006072218</text:p>
          </table:table-cell>
          <table:table-cell table:formula="of:=TTEST([.L2:.L34];[.L36:.L68];2;1)" office:value-type="float" office:value="0.0625995654503465" calcext:value-type="float">
            <text:p>0.0625995655</text:p>
          </table:table-cell>
          <table:table-cell table:formula="of:=TTEST([.M2:.M34];[.M36:.M68];2;1)" office:value-type="float" office:value="0.0200992041910258" calcext:value-type="float">
            <text:p>0.0200992042</text:p>
          </table:table-cell>
          <table:table-cell table:formula="of:=TTEST([.N2:.N34];[.N36:.N68];2;1)" office:value-type="float" office:value="0.0000906105686176245" calcext:value-type="float">
            <text:p>9.06105686176245E-005</text:p>
          </table:table-cell>
          <table:table-cell table:formula="of:=TTEST([.O2:.O34];[.O36:.O68];2;1)" office:value-type="float" office:value="0.0000000636291193562044" calcext:value-type="float">
            <text:p>6.36291193562044E-008</text:p>
          </table:table-cell>
          <table:table-cell table:formula="of:=TTEST([.P2:.P34];[.P36:.P68];2;1)" office:value-type="float" office:value="0.00754959906664509" calcext:value-type="float">
            <text:p>0.0075495991</text:p>
          </table:table-cell>
          <table:table-cell table:formula="of:=TTEST([.Q2:.Q34];[.Q36:.Q68];2;1)" office:value-type="float" office:value="0.00000245081236273236" calcext:value-type="float">
            <text:p>2.45081236273236E-006</text:p>
          </table:table-cell>
          <table:table-cell table:formula="of:=TTEST([.R2:.R34];[.R36:.R68];2;1)" office:value-type="float" office:value="0.00000407817424189587" calcext:value-type="float">
            <text:p>4.07817424189587E-006</text:p>
          </table:table-cell>
          <table:table-cell table:formula="of:=TTEST([.S2:.S34];[.S36:.S68];2;1)" office:value-type="float" office:value="0.000142274275727515" calcext:value-type="float">
            <text:p>0.0001422743</text:p>
          </table:table-cell>
          <table:table-cell table:formula="of:=TTEST([.T2:.T34];[.T36:.T68];2;1)" office:value-type="float" office:value="0.0058534511355792" calcext:value-type="float">
            <text:p>0.0058534511</text:p>
          </table:table-cell>
          <table:table-cell table:formula="of:=TTEST([.U2:.U34];[.U36:.U68];2;1)" office:value-type="float" office:value="0.000715263547946814" calcext:value-type="float">
            <text:p>0.0007152635</text:p>
          </table:table-cell>
          <table:table-cell table:formula="of:=TTEST([.V2:.V34];[.V36:.V68];2;1)" office:value-type="float" office:value="0.00020524999099066" calcext:value-type="float">
            <text:p>0.00020525</text:p>
          </table:table-cell>
          <table:table-cell table:formula="of:=TTEST([.W2:.W34];[.W36:.W68];2;1)" office:value-type="float" office:value="0.0000291263722594272" calcext:value-type="float">
            <text:p>2.91263722594272E-005</text:p>
          </table:table-cell>
          <table:table-cell table:formula="of:=TTEST([.X2:.X34];[.X36:.X68];2;1)" office:value-type="float" office:value="0.00336203437262427" calcext:value-type="float">
            <text:p>0.0033620344</text:p>
          </table:table-cell>
          <table:table-cell table:formula="of:=TTEST([.Y2:.Y34];[.Y36:.Y68];2;1)" office:value-type="float" office:value="0.000341920102901924" calcext:value-type="float">
            <text:p>0.0003419201</text:p>
          </table:table-cell>
          <table:table-cell table:formula="of:=TTEST([.Z2:.Z34];[.Z36:.Z68];2;1)" office:value-type="float" office:value="0.0000444489820484934" calcext:value-type="float">
            <text:p>0.000044449</text:p>
          </table:table-cell>
          <table:table-cell table:formula="of:=TTEST([.AA2:.AA34];[.AA36:.AA68];2;1)" office:value-type="float" office:value="0.000000892193326592366" calcext:value-type="float">
            <text:p>8.92193326592366E-007</text:p>
          </table:table-cell>
          <table:table-cell table:formula="of:=TTEST([.AB2:.AB34];[.AB36:.AB68];2;1)" office:value-type="float" office:value="0.0000290389325494021" calcext:value-type="float">
            <text:p>2.90389325494021E-005</text:p>
          </table:table-cell>
          <table:table-cell table:formula="of:=TTEST([.AC2:.AC34];[.AC36:.AC68];2;1)" office:value-type="float" office:value="0.000969353722347071" calcext:value-type="float">
            <text:p>0.0009693537</text:p>
          </table:table-cell>
          <table:table-cell table:formula="of:=TTEST([.AD2:.AD34];[.AD36:.AD68];2;1)" office:value-type="float" office:value="0.000000507846168229653" calcext:value-type="float">
            <text:p>5.07846168229653E-007</text:p>
          </table:table-cell>
          <table:table-cell table:formula="of:=TTEST([.AE2:.AE34];[.AE36:.AE68];2;1)" office:value-type="float" office:value="0.0000307373086664312" calcext:value-type="float">
            <text:p>3.07373086664312E-005</text:p>
          </table:table-cell>
          <table:table-cell table:formula="of:=TTEST([.AF2:.AF34];[.AF36:.AF68];2;1)" office:value-type="float" office:value="0.0000511599131168287" calcext:value-type="float">
            <text:p>5.11599131168287E-005</text:p>
          </table:table-cell>
          <table:table-cell table:formula="of:=TTEST([.AG2:.AG34];[.AG36:.AG68];2;1)" office:value-type="float" office:value="0.0000000931004541417696" calcext:value-type="float">
            <text:p>9.31004541417696E-008</text:p>
          </table:table-cell>
          <table:table-cell table:number-columns-repeated="99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4">00/00/0000</text:date>, <text:time style:data-style-name="N2" text:time-value="22:03:26.4533300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14T22:22:13.760828694</dc:date>
    <meta:generator>LibreOffice/4.2.8.2$Linux_X86_64 LibreOffice_project/420m0$Build-2</meta:generator>
    <meta:editing-duration>P0D</meta:editing-duration>
    <meta:editing-cycles>2</meta:editing-cycles>
    <meta:document-statistic meta:table-count="1" meta:cell-count="2275" meta:object-count="0"/>
  </office:meta>
</office:document-meta>
</file>